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ndnote">
      <style:text-properties fo:color="#004586" style:font-name="Verdana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ndnote with Styles</text:h>
      <text:p text:style-name="Text_20_body">Before <text:note text:id="ftn1" text:note-class="endnote"><text:note-citation>i</text:note-citation><text:note-body><text:p text:style-name="P1">The Endnote text</text:p></text:note-body></text:note> after...</text:p>
      <text:p text:style-name="Text_20_body">A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19:44</meta:creation-date>
    <dc:date>2009-06-24T10:40:37</dc:date>
    <dc:creator>Vincent Spiewak</dc:creator>
    <meta:editing-duration>PT00H02M19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2" meta:paragraph-count="4" meta:word-count="11" meta:character-count="59"/>
  </office:meta>
</office:document-meta>
</file>